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0.3438in"/>
    </style:style>
    <style:style style:name="Table1.B" style:family="table-column">
      <style:table-column-properties style:column-width="2.0729in"/>
    </style:style>
    <style:style style:name="Table1.C" style:family="table-column">
      <style:table-column-properties style:column-width="4.233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8" style:family="table">
      <style:table-properties style:width="6.5in" table:align="margins" style:writing-mode="lr-tb"/>
    </style:style>
    <style:style style:name="Table8.A" style:family="table-column">
      <style:table-column-properties style:column-width="0.9479in" style:rel-column-width="9557*"/>
    </style:style>
    <style:style style:name="Table8.B" style:family="table-column">
      <style:table-column-properties style:column-width="2.8854in" style:rel-column-width="29091*"/>
    </style:style>
    <style:style style:name="Table8.C" style:family="table-column">
      <style:table-column-properties style:column-width="2.6667in" style:rel-column-width="26887*"/>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 style:family="table">
      <style:table-properties style:width="6.6507in" fo:margin-left="-0.075in" fo:margin-top="0in" fo:margin-bottom="0in" table:align="left" style:writing-mode="lr-tb"/>
    </style:style>
    <style:style style:name="Table4.A" style:family="table-column">
      <style:table-column-properties style:column-width="0.825in"/>
    </style:style>
    <style:style style:name="Table4.B" style:family="table-column">
      <style:table-column-properties style:column-width="1.125in"/>
    </style:style>
    <style:style style:name="Table4.C" style:family="table-column">
      <style:table-column-properties style:column-width="4.700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507in" fo:margin-left="-0.075in" fo:margin-top="0in" fo:margin-bottom="0in" table:align="left" style:writing-mode="lr-tb"/>
    </style:style>
    <style:style style:name="Table5.A" style:family="table-column">
      <style:table-column-properties style:column-width="1.6625in"/>
    </style:style>
    <style:style style:name="Table5.D" style:family="table-column">
      <style:table-column-properties style:column-width="1.6632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6507in" fo:margin-left="-0.075in" fo:margin-top="0in" fo:margin-bottom="0in" table:align="left" style:writing-mode="lr-tb"/>
    </style:style>
    <style:style style:name="Table6.A" style:family="table-column">
      <style:table-column-properties style:column-width="3.325in"/>
    </style:style>
    <style:style style:name="Table6.B" style:family="table-column">
      <style:table-column-properties style:column-width="3.3257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3" style:family="table">
      <style:table-properties style:width="6.6507in" fo:margin-left="-0.075in" fo:margin-top="0in" fo:margin-bottom="0in" table:align="left" style:writing-mode="lr-tb"/>
    </style:style>
    <style:style style:name="Table3.A" style:family="table-column">
      <style:table-column-properties style:column-width="3.325in"/>
    </style:style>
    <style:style style:name="Table3.B" style:family="table-column">
      <style:table-column-properties style:column-width="3.325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7" style:family="table">
      <style:table-properties style:width="6.65in" fo:margin-left="-0.075in" fo:margin-top="0in" fo:margin-bottom="0in" table:align="left" style:writing-mode="lr-tb"/>
    </style:style>
    <style:style style:name="Table7.A" style:family="table-column">
      <style:table-column-properties style:column-width="1.4493in"/>
    </style:style>
    <style:style style:name="Table7.B" style:family="table-column">
      <style:table-column-properties style:column-width="4.3125in"/>
    </style:style>
    <style:style style:name="Table7.C" style:family="table-column">
      <style:table-column-properties style:column-width="0.888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2" style:family="table">
      <style:table-properties style:width="6.65in" fo:margin-left="-0.075in" fo:margin-top="0in" fo:margin-bottom="0in" table:align="left" style:writing-mode="lr-tb"/>
    </style:style>
    <style:style style:name="Table2.A" style:family="table-column">
      <style:table-column-properties style:column-width="2.6368in"/>
    </style:style>
    <style:style style:name="Table2.B" style:family="table-column">
      <style:table-column-properties style:column-width="4.013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break-before="page"/>
    </style:style>
    <style:style style:name="P5" style:family="paragraph" style:parent-style-name="Standard">
      <style:paragraph-properties fo:margin-left="0in" fo:margin-right="0in" fo:text-indent="0.5in" style:auto-text-indent="false"/>
    </style:style>
    <style:style style:name="P6" style:family="paragraph" style:parent-style-name="Subtitle">
      <style:text-properties fo:color="#000000"/>
    </style:style>
    <style:style style:name="P7" style:family="paragraph" style:parent-style-name="Subtitle">
      <style:paragraph-properties fo:text-align="center" style:justify-single-word="false"/>
      <style:text-properties fo:color="#000000"/>
    </style:style>
    <style:style style:name="P8" style:family="paragraph" style:parent-style-name="Subtitle">
      <style:paragraph-properties>
        <style:tab-stops>
          <style:tab-stop style:position="2.4689in"/>
        </style:tab-stops>
      </style:paragraph-properties>
      <style:text-properties fo:color="#000000"/>
    </style:style>
    <style:style style:name="P9" style:family="paragraph" style:parent-style-name="Signature">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list-style-name="L8"/>
    <style:style style:name="P20" style:family="paragraph" style:parent-style-name="Title" style:master-page-name="Standard">
      <style:paragraph-properties style:page-number="auto"/>
    </style:style>
    <style:style style:name="P21" style:family="paragraph" style:parent-style-name="Subtitle">
      <style:text-properties fo:color="#000000"/>
    </style:style>
    <style:style style:name="P22" style:family="paragraph" style:parent-style-name="List_20_Paragraph" style:list-style-name="WWNum4"/>
    <style:style style:name="P23" style:family="paragraph" style:parent-style-name="List_20_Paragraph" style:list-style-name="WWNum5"/>
    <style:style style:name="P24" style:family="paragraph" style:parent-style-name="List_20_Paragraph" style:list-style-name="WWNum7"/>
    <style:style style:name="P25" style:family="paragraph" style:parent-style-name="List_20_Paragraph" style:list-style-name="WWNum10"/>
    <style:style style:name="P26" style:family="paragraph" style:parent-style-name="List_20_Paragraph" style:list-style-name="WWNum11"/>
    <style:style style:name="P27" style:family="paragraph" style:parent-style-name="List_20_Paragraph" style:list-style-name="WWNum12"/>
    <style:style style:name="P28" style:family="paragraph" style:parent-style-name="List_20_Paragraph" style:list-style-name="WWNum13"/>
    <style:style style:name="P29" style:family="paragraph" style:parent-style-name="List_20_Paragraph" style:list-style-name="WWNum14"/>
    <style:style style:name="T1" style:family="text">
      <style:text-properties fo:color="#000000"/>
    </style:style>
    <style:style style:name="T2" style:family="text">
      <style:text-properties fo:color="#000000" style:font-name="Comic Sans MS" fo:font-size="11pt" style:font-size-asian="11pt" style:font-size-complex="11pt"/>
    </style:style>
    <style:style style:name="T3" style:family="text">
      <style:text-properties style:text-position="super 58%"/>
    </style:style>
    <style:style style:name="T4" style:family="text">
      <style:text-properties style:font-name="Times New Roman" style:font-name-asian="Times New Roman1" style:font-name-complex="Times New Roman1"/>
    </style:style>
    <style:style style:name="T5" style:family="text">
      <style:text-properties fo:font-style="normal" style:font-style-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rustless, Decentralized, Bitcoin Prediction Markets</text:p>
      <text:p text:style-name="P8"/>
      <text:p text:style-name="P7">Using Bitcoin, Zerocoin, and Truthcoin</text:p>
      <text:p text:style-name="P7"/>
      <text:p text:style-name="P7"/>
      <text:p text:style-name="P9">Paul Sztorc</text:p>
      <text:p text:style-name="P7"/>
      <text:p text:style-name="P6"/>
      <text:p text:style-name="P6"/>
      <text:p text:style-name="P6"/>
      <text:p text:style-name="P6"/>
      <text:p text:style-name="P6">Abstract</text:p>
      <text:p text:style-name="P6"><text:tab/></text:p>
      <text:p text:style-name="P6"><text:tab/>Although a Prediction Marketplace (PM) creates large economic, intellectual, and social benefits, political censorship has prevented every successful, wide-scale implementation. As the administration of a PM requires only digitizable information, I propose a censorship-resistant PM operating completely in a software environment. An algorithmic market maker (AMM) applying a modified Logarithmic Market Scoring Rule ensures infinite market liquidity, prevents any mismanagement of funds, and collects fees to distribute to Judges, Authors, and Miners. Incentives are carefully designed so that Judges report truthfully, Authors create only contracts they anticipate will see the highest trading volume, and Miners will continue to merge-mine the required blockchains.</text:p>
      <text:p text:style-name="P6"/>
      <text:p text:style-name="P6"/>
      <text:p text:style-name="P6"/>
      <text:p text:style-name="P6">Though the validity of a given statement is irrelevant to the speaker, modern scientific, social, and academic knowledge has been chained to the reputation of advocacy groups or individuals.</text:p>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Motivation</text:h>
      <text:h text:style-name="Heading_20_2" text:outline-level="2">The Power of Knowledge</text:h>
      <text:p text:style-name="P6"/>
      <text:p text:style-name="Subtitle"><text:span text:style-name="T1">“</text:span><text:span text:style-name="T2">All Suffering is caused by Ignorance.” </text:span></text:p>
      <text:p text:style-name="P6">-Siddhartha Gautama</text:p>
      <text:p text:style-name="P6"/>
      <text:p text:style-name="P6">“Nullius in Verba”</text:p>
      <text:p text:style-name="P6">-Scientific Revolution / Motto of the Royal Society of London “Take no one's word for it.”</text:p>
      <text:p text:style-name="Standard"/>
      <text:p text:style-name="Standard"><text:tab/>Modern science remains shackled: we still rely on the word of others, to an unacceptable degree, and furthermore we face the greater challenge of assessing our own beliefs. Modern psychology reveals a man with hypocrisy, groupthink, heuristics, and emotions built into his very nature. Evolution has produced a creature designed to survive-first, think-later and to behave and talk accordingly. <text:s/>Can any tool coax an honest sentence from this unruly creature?</text:p>
      <text:p text:style-name="Standard"/>
      <text:p text:style-name="Standard"><text:tab/>The tool is prediction markets, which are like a stock market with the companies replaced by mutually-exclusive potential realities. </text:p>
      <text:p text:style-name="Standard"/>
      <text:h text:style-name="Heading_20_2" text:outline-level="2">Potential</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p>
          </table:table-cell>
          <table:table-cell table:style-name="Table1.A1" office:value-type="string">
            <text:p text:style-name="P18">Benefit</text:p>
          </table:table-cell>
          <table:table-cell table:style-name="Table1.A1" office:value-type="string">
            <text:p text:style-name="P18">How</text:p>
          </table:table-cell>
        </table:table-row>
        <table:table-row table:style-name="Table1.1">
          <table:table-cell table:style-name="Table1.A1" office:value-type="string">
            <text:p text:style-name="Standard">1</text:p>
          </table:table-cell>
          <table:table-cell table:style-name="Table1.A1" office:value-type="string">
            <text:p text:style-name="Standard">Increase the ‘Fundamental Value’ (alternative-value or use-value) of each Bitcoin.</text:p>
          </table:table-cell>
          <table:table-cell table:style-name="Table1.A1" office:value-type="string">
            <text:list xml:id="list10188793422" text:style-name="L1">
              <text:list-item>
                <text:p text:style-name="P10">This prediction marketplace relies on decentralization and therefore requires a decentralized currency.</text:p>
              </text:list-item>
              <text:list-item>
                <text:p text:style-name="P10">Conversely, the market can only accept and dispense such a cryptocurrency.</text:p>
              </text:list-item>
              <text:list-item>
                <text:p text:style-name="P10">This marketplace provides an opportunity to work (input labor hours) for payment in Bitcoin.</text:p>
              </text:list-item>
            </text:list>
          </table:table-cell>
        </table:table-row>
        <table:table-row table:style-name="Table1.1">
          <table:table-cell table:style-name="Table1.A1" office:value-type="string">
            <text:p text:style-name="Standard">2</text:p>
          </table:table-cell>
          <table:table-cell table:style-name="Table1.A1" office:value-type="string">
            <text:p text:style-name="Standard">Provide the most accurate platform for reliable information about the future in the history of mankind.</text:p>
          </table:table-cell>
          <table:table-cell table:style-name="Table1.A1" office:value-type="string">
            <text:list xml:id="list3380842911" text:style-name="L2">
              <text:list-item>
                <text:p text:style-name="P11"><text:a xlink:type="simple" xlink:href="http://hanson.gmu.edu/OnMarketMakerFunctions.pdf">http://hanson.gmu.edu/OnMarketMakerFunctions.pdf</text:a></text:p>
              </text:list-item>
              <text:list-item>
                <text:p text:style-name="P11"><text:a xlink:type="simple" xlink:href="http://hanson.gmu.edu/biashelp.pdf">http://hanson.gmu.edu/biashelp.pdf</text:a></text:p>
              </text:list-item>
              <text:list-item>
                <text:p text:style-name="P11"><text:a xlink:type="simple" xlink:href="http://hanson.gmu.edu/bluffing.pdf">http://hanson.gmu.edu/bluffing.pdf</text:a></text:p>
              </text:list-item>
            </text:list>
            <text:p text:style-name="Standard"><text:s text:c="4"/>PMs resolve disagreements in an effective (actually resolves the disagreement), civilized (mutually agreeable), and efficient (lowest cost, highest information content) way and reveals this information to third parties.</text:p>
            <text:p text:style-name="Standard"><text:s text:c="4"/>Drains the bank account of the 'loud uninformed' (liars) and makes bluffiing and deception nearly impossible.</text:p>
          </table:table-cell>
        </table:table-row>
        <table:table-row table:style-name="Table1.1">
          <table:table-cell table:style-name="Table1.A1" office:value-type="string">
            <text:p text:style-name="Standard">3</text:p>
          </table:table-cell>
          <table:table-cell table:style-name="Table1.A1" office:value-type="string">
            <text:p text:style-name="Standard">Produce unbiased, accurate, reliable advice <text:soft-page-break/>for high-impact decisions.</text:p>
          </table:table-cell>
          <table:table-cell table:style-name="Table1.A1" office:value-type="string">
            <text:p text:style-name="Standard"><text:s text:c="4"/>See MultiState Contracts<text:line-break/> <text:s text:c="3"/>A: “The US income tax rate to be lowered in <text:soft-page-break/>2014…”</text:p>
            <text:p text:style-name="Standard"><text:s text:c="4"/>B: “US capital investments to increase during 2014…”</text:p>
            <text:p text:style-name="Standard"><text:s text:c="4"/>C: A and B (provides information on the marginal probability, ie relationship between, those two events). </text:p>
          </table:table-cell>
        </table:table-row>
        <table:table-row table:style-name="Table1.1">
          <table:table-cell table:style-name="Table1.A1" office:value-type="string">
            <text:p text:style-name="Standard">4</text:p>
          </table:table-cell>
          <table:table-cell table:style-name="Table1.A1" office:value-type="string">
            <text:p text:style-name="Standard">Hedge regulatory and/or political risk.</text:p>
          </table:table-cell>
          <table:table-cell table:style-name="Table1.A1" office:value-type="string">
            <text:p text:style-name="Standard"><text:s text:c="4"/>One could buy a share of “The United States to outlaw the purchase of Bitcoin by Dec, 31<text:span text:style-name="T3">st</text:span> 2014,…2015,…2016.” to profit from such an event.</text:p>
          </table:table-cell>
        </table:table-row>
        <table:table-row table:style-name="Table1.1">
          <table:table-cell table:style-name="Table1.A1" office:value-type="string">
            <text:p text:style-name="Standard">5</text:p>
          </table:table-cell>
          <table:table-cell table:style-name="Table1.A1" office:value-type="string">
            <text:p text:style-name="Standard">Provide a financial derivatives market.</text:p>
          </table:table-cell>
          <table:table-cell table:style-name="Table1.A1" office:value-type="string">
            <text:p text:style-name="Standard"><text:s text:c="4"/>The event “NASDAQ:GOOG will close between 900 and 925.” can be easily modeled as a prediction market.</text:p>
          </table:table-cell>
        </table:table-row>
        <table:table-row table:style-name="Table1.1">
          <table:table-cell table:style-name="Table1.A1" office:value-type="string">
            <text:p text:style-name="Standard">6</text:p>
          </table:table-cell>
          <table:table-cell table:style-name="Table1.A1" office:value-type="string">
            <text:p text:style-name="Text_20_body">Provide incentives for maximally-desired maximally-informative journalistic/ advisory/ medical/ scientific research.</text:p>
          </table:table-cell>
          <table:table-cell table:style-name="Table1.A1" office:value-type="string">
            <text:p text:style-name="Standard"><text:s text:c="4"/><text:a xlink:type="simple" xlink:href="http://hanson.gmu.edu/gamble.html">Could gambling save science?</text:a></text:p>
            <text:p text:style-name="Standard"><text:s text:c="4"/>Would allow for grants/tax-supported research but not require it.</text:p>
          </table:table-cell>
        </table:table-row>
        <table:table-row table:style-name="Table1.1">
          <table:table-cell table:style-name="Table1.A1" office:value-type="string">
            <text:p text:style-name="Standard">7</text:p>
          </table:table-cell>
          <table:table-cell table:style-name="Table1.A1" office:value-type="string">
            <text:p text:style-name="Standard">Pave the way for possible adoption of Futarchy.</text:p>
          </table:table-cell>
          <table:table-cell table:style-name="Table1.A1" office:value-type="string">
            <text:p text:style-name="Standard"><text:s text:c="4"/><text:a xlink:type="simple" xlink:href="http://hanson.gmu.edu/futarchy2013.pdf">http://hanson.gmu.edu/futarchy2013.pdf</text:a></text:p>
          </table:table-cell>
        </table:table-row>
        <table:table-row table:style-name="Table1.1">
          <table:table-cell table:style-name="Table1.A1" office:value-type="string">
            <text:p text:style-name="Standard">8</text:p>
          </table:table-cell>
          <table:table-cell table:style-name="Table1.A1" office:value-type="string">
            <text:p text:style-name="Standard">Recreation</text:p>
          </table:table-cell>
          <table:table-cell table:style-name="Table1.A1" office:value-type="string">
            <text:p text:style-name="Standard"><text:s text:c="4"/>Contracts can be on entertainment, athletic, or highly random outcomes, providing a source of recreation in a manner similar to the existing gambling industry. Note that gambling within a PM will always, by definition, have the fairest odds obviating the need for consumer protections.</text:p>
            <text:p text:style-name="Standard"/>
          </table:table-cell>
        </table:table-row>
      </table:table>
      <text:p text:style-name="Standard"/>
      <text:h text:style-name="Heading_20_2" text:outline-level="2">YouTube Explains</text:h>
      <text:p text:style-name="Standard"/>
      <text:p text:style-name="Standard"><text:tab/> In our dark world, lacking PMs, one makeshift attempt at the concept is to purchase a portfolio of existing securities whose underlying performance resembles the target event as much as possible: Let Neil sketch out the idea: <text:a xlink:type="simple" xlink:href="http://www.youtube.com/watch?v=Klgp_qDiRhQ&amp;t=4m14s">youtube.com/watch?v=Klgp_qDiRhQ&amp;t=4m14s</text:a>.<text:note text:id="ftn0" text:note-class="footnote"><text:note-citation>1</text:note-citation><text:note-body><text:p text:style-name="Standard"><text:s/>Notice both a] that Bill seems more interested in allying himself with the more-popular guest than he does in learning any of the science (a nearly universal cognitive limitation and a problem which PMs aim to solve), and b] that this micro-debate terminates with mutual respect. Were an actual contract drawn up, both parties would happily agree to the terms, both would have stated their case to an extent that they themselves believed it and no further.</text:p></text:note-body></text:note></text:p>
      <text:p text:style-name="Standard"/>
      <text:p text:style-name="Standard"><text:tab/></text:p>
      <text:p text:style-name="Standard"><text:s/></text:p>
      <text:p text:style-name="Standard"/>
      <text:p text:style-name="Standard"><text:tab/>With numerous benefits established over a long practical and academic history, the central question is not “Should be encourage PMs” but instead “How do we build a PM that lasts?” (see 'Graveyard').</text:p>
      <text:p text:style-name="Standard"><text:soft-page-break/></text:p>
      <text:p text:style-name="Standard"/>
      <text:p text:style-name="Standard"/>
      <text:p text:style-name="Subtitle"/>
      <text:p text:style-name="P4"/>
      <text:p text:style-name="Standard"/>
      <text:h text:style-name="Heading_20_2" text:outline-level="2">Why Decentralization?</text:h>
      <text:p text:style-name="Standard"/>
      <text:p text:style-name="Standard">“It was a half-page torn out of ‘The Times’ of about ten years earlier — the top half of the page, so that it included the date...it was a fragment of the abolished past, like a fossil bone which turns up in the wrong stratum and destroys a geological theory. It was enough to blow the Party to atoms, if in some way it could have been published to the world and its significance made known.”</text:p>
      <text:p text:style-name="Standard">-George Orwell, 1984</text:p>
      <text:p text:style-name="Standard"/>
      <text:p text:style-name="Heading_20_3">Existing Competition/Graveyard</text:p>
      <text:p text:style-name="Standard">Roughly in order of peak historical significance:</text:p>
      <text:p text:style-name="Standard"/>
      <table:table table:name="Table2" table:style-name="Table2">
        <table:table-column table:style-name="Table2.A"/>
        <table:table-column table:style-name="Table2.B"/>
        <table:table-row table:style-name="Table2.1">
          <table:table-cell table:style-name="Table2.A1" office:value-type="string">
            <text:p text:style-name="P2">Name / Link</text:p>
          </table:table-cell>
          <table:table-cell table:style-name="Table2.A1" office:value-type="string">
            <text:p text:style-name="P2">Status</text:p>
          </table:table-cell>
        </table:table-row>
        <table:table-row table:style-name="Table2.1">
          <table:table-cell table:style-name="Table2.A1" office:value-type="string">
            <text:p text:style-name="Standard"><text:a xlink:type="simple" xlink:href="http://www.economicderivatives.com/"><text:span text:style-name="T4">www.economicderivatives.com</text:span></text:a></text:p>
          </table:table-cell>
          <table:table-cell table:style-name="Table2.A1" office:value-type="string">
            <text:p text:style-name="Standard">Once a multi-million dollar Goldman-Sachs run juggernaut, it merged with something to become CME Auction Market in 2005, and then disappeared completely.</text:p>
          </table:table-cell>
        </table:table-row>
        <table:table-row table:style-name="Table2.1">
          <table:table-cell table:style-name="Table2.A1" office:value-type="string">
            <text:p text:style-name="Standard"><text:a xlink:type="simple" xlink:href="http://www.intrade.com/v4/home/">http://www.intrade.com/v4/home/</text:a></text:p>
          </table:table-cell>
          <table:table-cell table:style-name="Table2.A1" office:value-type="string">
            <text:p text:style-name="Standard">Dead.<text:line-break/>Mysteriously closed following problems with US regulatory compliance in early 2013.</text:p>
          </table:table-cell>
        </table:table-row>
        <table:table-row table:style-name="Table2.1">
          <table:table-cell table:style-name="Table2.A1" office:value-type="string">
            <text:p text:style-name="Standard"><text:a xlink:type="simple" xlink:href="http://tradesports.com/">http://tradesports.com/</text:a></text:p>
          </table:table-cell>
          <table:table-cell table:style-name="Table2.A1" office:value-type="string">
            <text:p text:style-name="Standard">Died Nov 2008, Reborn Jan 2013, Died again with InTrade.</text:p>
          </table:table-cell>
        </table:table-row>
        <table:table-row table:style-name="Table2.1">
          <table:table-cell table:style-name="Table2.A1" office:value-type="string">
            <text:p text:style-name="Standard"><text:a xlink:type="simple" xlink:href="http://inklingmarkets.com/">http://inklingmarkets.com/</text:a></text:p>
          </table:table-cell>
          <table:table-cell table:style-name="Table2.A1" office:value-type="string">
            <text:p text:style-name="Standard">Healthy, for now.</text:p>
          </table:table-cell>
        </table:table-row>
        <table:table-row table:style-name="Table2.1">
          <table:table-cell table:style-name="Table2.A1" office:value-type="string">
            <text:p text:style-name="Standard"><text:bookmark text:name="_GoBack"/><text:a xlink:type="simple" xlink:href="http://www.thewsx.com/">http://www.thewsx.com/</text:a></text:p>
          </table:table-cell>
          <table:table-cell table:style-name="Table2.A1" office:value-type="string">
            <text:p text:style-name="Standard">Washington Stock Exchange: Dead</text:p>
          </table:table-cell>
        </table:table-row>
        <table:table-row table:style-name="Table2.1">
          <table:table-cell table:style-name="Table2.A1" office:value-type="string">
            <text:p text:style-name="Standard"><text:a xlink:type="simple" xlink:href="http://bizpredict.com/">http://bizpredict.com/</text:a></text:p>
          </table:table-cell>
          <table:table-cell table:style-name="Table2.A1" office:value-type="string">
            <text:p text:style-name="Standard">BizPredict: Dead</text:p>
          </table:table-cell>
        </table:table-row>
        <table:table-row table:style-name="Table2.1">
          <table:table-cell table:style-name="Table2.A1" office:value-type="string">
            <text:p text:style-name="Standard"><text:a xlink:type="simple" xlink:href="http://tippie.uiowa.edu/iem/about/">http://tippie.uiowa.edu/iem/about/</text:a></text:p>
          </table:table-cell>
          <table:table-cell table:style-name="Table2.A1" office:value-type="string">
            <text:p text:style-name="Standard">Individual Account balance limits of $500, not anonymous, only 3 contracts open to trading by non-academics.</text:p>
          </table:table-cell>
        </table:table-row>
        <table:table-row table:style-name="Table2.1">
          <table:table-cell table:style-name="Table2.A1" office:value-type="string">
            <text:p text:style-name="Standard"><text:a xlink:type="simple" xlink:href="http://www.betfair.com/">http://www.betfair.com/</text:a></text:p>
          </table:table-cell>
          <table:table-cell table:style-name="Table2.A1" office:value-type="string">
            <text:p text:style-name="Standard">Sports only, Europe Only, but very much alive<text:span text:style-name="Emphasis"><text:span text:style-name="T5"> and thriving. </text:span></text:span>(Can you say “<text:span text:style-name="Emphasis">panem et circenses”</text:span><text:span text:style-name="Emphasis"><text:span text:style-name="T5">?).</text:span></text:span></text:p>
          </table:table-cell>
        </table:table-row>
        <table:table-row table:style-name="Table2.1">
          <table:table-cell table:style-name="Table2.A1" office:value-type="string">
            <text:p text:style-name="Standard"><text:a xlink:type="simple" xlink:href="http://newsfutures.com/">http://newsfutures.com/</text:a></text:p>
          </table:table-cell>
          <table:table-cell table:style-name="Table2.A1" office:value-type="string">
            <text:p text:style-name="Standard">Dead.<text:line-break/>Remnant absorbed into private consulting group.</text:p>
          </table:table-cell>
        </table:table-row>
        <table:table-row table:style-name="Table2.1">
          <table:table-cell table:style-name="Table2.A1" office:value-type="string">
            <text:p text:style-name="Standard"><text:a xlink:type="simple" xlink:href="http://www.lumenogic.com/">http://www.lumenogic.com/</text:a></text:p>
          </table:table-cell>
          <table:table-cell table:style-name="Table2.A1" office:value-type="string">
            <text:p text:style-name="Standard">Private industry applications only, private operations.</text:p>
          </table:table-cell>
        </table:table-row>
        <table:table-row table:style-name="Table2.1">
          <table:table-cell table:style-name="Table2.A1" office:value-type="string">
            <text:p text:style-name="Standard"><text:a xlink:type="simple" xlink:href="http://ideosphere.com/">http://ideosphere.com/</text:a></text:p>
          </table:table-cell>
          <table:table-cell table:style-name="Table2.A1" office:value-type="string">
            <text:p text:style-name="Standard">Play-Money only (which substantially defeats the purpose).</text:p>
          </table:table-cell>
        </table:table-row>
        <table:table-row table:style-name="Table2.1">
          <table:table-cell table:style-name="Table2.A1" office:value-type="string">
            <text:p text:style-name="Standard"><text:a xlink:type="simple" xlink:href="http://www.policyanalysismarket.com/">http://www.policyanalysismarket.com</text:a></text:p>
            <text:p text:style-name="Standard"/>
          </table:table-cell>
          <table:table-cell table:style-name="Table2.A1" office:value-type="string">
            <text:p text:style-name="Standard"><text:a xlink:type="simple" xlink:href="http://www.firstpr.com.au/archive/policyanalysismarket-org/wpost/">http://www.firstpr.com.au/archive/policyanalysismarket-org/wpost/</text:a></text:p>
          </table:table-cell>
        </table:table-row>
      </table:table>
      <text:p text:style-name="Standard"/>
      <text:p text:style-name="Standard"><text:tab/>Traditional PMs are clearly very fragile, primarily because it is difficult to operate within the existing regulatory framework because they so closely resemble financial trading and gambling. <text:s/>Casinos engage in anticompetitive lobbying behavior, the CFTC claims they are an unregulated futures market, etc. For social <text:soft-page-break/>reasons, <text:a xlink:type="simple" xlink:href="http://www.overcomingbias.com/2013/07/why-do-bets-look-bad.html">PMs cannot hope to gain or use the support of the public</text:a> to defend themselves, and thus the collective unconscious maintains an obsolete status quo.</text:p>
      <text:p text:style-name="Standard"/>
      <text:p text:style-name="Standard"><text:tab/>Moreover, virtual systems run with very low fees (having no overhead, brick-and-mortar, compliance, administrative costs, etc.), are <text:a xlink:type="simple" xlink:href="http://www.firstpr.com.au/archive/policyanalysismarket-org/wpost/">censorship</text:a> resistant, and immortal (as with Bitcoin, one can implement long term contracts without having to worry about <text:a xlink:type="simple" xlink:href="http://www.psmag.com/business-economics/death-summit-67326/">someone dying on a Mt. Everest hike</text:a> or a <text:a xlink:type="simple" xlink:href="http://www.forbes.com/sites/steveschaefer/2012/11/27/cftc-takes-aim-at-intrade-files-suit-going-after-prediction-market/">regulator interfering</text:a> with the contracts.</text:p>
      <text:p text:style-name="Standard"/>
      <text:h text:style-name="Heading_20_1" text:outline-level="1">Algorithm</text:h>
      <text:h text:style-name="Heading_20_2" text:outline-level="2">Requirements</text:h>
      <text:p text:style-name="Standard">To operate effectively, a PM must:</text:p>
      <text:p text:style-name="Standard"/>
      <text:list xml:id="list21199681561" text:style-name="L3">
        <text:list-item>
          <text:p text:style-name="P12">Allow users to create clearly-defined prediction contracts.</text:p>
        </text:list-item>
        <text:list-item>
          <text:p text:style-name="P12">Allow traders to buy and sell shares.</text:p>
        </text:list-item>
        <text:list-item>
          <text:p text:style-name="P12">Determine the final state of the contract as True or False.</text:p>
        </text:list-item>
        <text:list-item>
          <text:p text:style-name="P12">Repurchase all outstanding shares of contracts in state True at the unit price.</text:p>
        </text:list-item>
      </text:list>
      <text:p text:style-name="Standard"/>
      <text:h text:style-name="Heading_20_2" text:outline-level="2">Data Structures</text:h>
      <text:p text:style-name="Standard"/>
      <text:p text:style-name="Standard">These tasks are accomplished using the following:</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Item</text:p>
            </table:table-cell>
            <table:table-cell table:style-name="Table8.A1" office:value-type="string">
              <text:p text:style-name="Table_20_Heading">Description</text:p>
            </table:table-cell>
            <table:table-cell table:style-name="Table8.C1" office:value-type="string">
              <text:p text:style-name="Table_20_Heading">Data Purpose</text:p>
            </table:table-cell>
          </table:table-row>
        </table:table-header-rows>
        <table:table-row>
          <table:table-cell table:style-name="Table8.A2" office:value-type="string">
            <text:p text:style-name="Table_20_Contents">Truthcoin</text:p>
            <text:p text:style-name="Table_20_Contents">Blockchain</text:p>
          </table:table-cell>
          <table:table-cell table:style-name="Table8.A2" office:value-type="string">
            <text:p text:style-name="Table_20_Contents">Altcoin with substantially different rules for account balances. A matrix of addresses and numerics.</text:p>
          </table:table-cell>
          <table:table-cell table:style-name="Table8.C2" office:value-type="string">
            <text:p text:style-name="Table_20_Contents">Stores and transfers reputations, which are used to ensure accurate contract judgements.</text:p>
          </table:table-cell>
        </table:table-row>
        <table:table-row>
          <table:table-cell table:style-name="Table8.A2" office:value-type="string">
            <text:p text:style-name="Table_20_Contents">C matrix</text:p>
          </table:table-cell>
          <table:table-cell table:style-name="Table8.A2" office:value-type="string">
            <text:p text:style-name="Table_20_Contents">A matrix of all active (non-matured, non-expired) contracts.</text:p>
          </table:table-cell>
          <table:table-cell table:style-name="Table8.C2" office:value-type="string">
            <text:p text:style-name="Table_20_Contents">Stores information about current contracts. Determines part of the <text:s/>entry fee.</text:p>
          </table:table-cell>
        </table:table-row>
        <table:table-row>
          <table:table-cell table:style-name="Table8.A2" office:value-type="string">
            <text:p text:style-name="Table_20_Contents">V matrix</text:p>
          </table:table-cell>
          <table:table-cell table:style-name="Table8.A2" office:value-type="string">
            <text:p text:style-name="Table_20_Contents">A matrix of votes cast for the status of open (matured, non-expired) contracts.</text:p>
          </table:table-cell>
          <table:table-cell table:style-name="Table8.C2" office:value-type="string">
            <text:p text:style-name="Table_20_Contents">Determines the outcome of contracts, determines some of the entry fe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
          </table:table-cell>
        </table:table-row>
      </table:table>
      <text:p text:style-name="Standard"/>
      <text:p text:style-name="Standard"/>
      <text:p text:style-name="Standard"/>
      <text:p text:style-name="Standard"/>
      <text:h text:style-name="Heading_20_2" text:outline-level="2">Creation of Contracts</text:h>
      <text:p text:style-name="Heading_20_3">Overview</text:p>
      <text:list xml:id="list16961229491" text:style-name="L4">
        <text:list-item>
          <text:p text:style-name="P13">Cost</text:p>
          <text:list>
            <text:list-item>
              <text:p text:style-name="P13">Economic Costs of Contracts</text:p>
              <text:list>
                <text:list-item>
                  <text:p text:style-name="P13"><text:soft-page-break/>Crowding the Cmatrix – How much stuff are we going to need to keep track of? (N states).</text:p>
                </text:list-item>
                <text:list-item>
                  <text:p text:style-name="P13">Crowding the Jmatrix – How many states must be rejected?</text:p>
                </text:list-item>
                <text:list-item>
                  <text:p text:style-name="P13">Fee Calculation</text:p>
                </text:list-item>
              </text:list>
            </text:list-item>
          </text:list>
        </text:list-item>
        <text:list-item>
          <text:p text:style-name="P13">Contract Information</text:p>
          <text:list>
            <text:list-item>
              <text:p text:style-name="P13">ID, Maturation Date, Description, States,</text:p>
            </text:list-item>
          </text:list>
        </text:list-item>
        <text:list-item>
          <text:p text:style-name="P13">Author-Transaction</text:p>
        </text:list-item>
      </text:list>
      <text:p text:style-name="Standard"/>
      <text:p text:style-name="Heading_20_3">Author-Transaction</text:p>
      <text:p text:style-name="Standard">as</text:p>
      <text:p text:style-name="Standard"/>
      <text:h text:style-name="Heading_20_2" text:outline-level="2">Trading Shares of Contracts</text:h>
      <text:p text:style-name="Heading_20_3">Overview</text:p>
      <text:list xml:id="list8223308571" text:style-name="L5">
        <text:list-item>
          <text:p text:style-name="P14">Market Scoring Rules (MSRs)</text:p>
        </text:list-item>
        <text:list-item>
          <text:p text:style-name="P14">The Logarithmic MSR</text:p>
        </text:list-item>
        <text:list-item>
          <text:p text:style-name="P14">Modifications to Collect Fees</text:p>
        </text:list-item>
        <text:list-item>
          <text:p text:style-name="P14">Final Payout – many ways (easiest probably force Q shares=0).</text:p>
        </text:list-item>
      </text:list>
      <text:p text:style-name="Standard">asdf</text:p>
      <text:p text:style-name="Standard">as</text:p>
      <text:h text:style-name="Heading_20_2" text:outline-level="2">Determining the Final State of Contracts</text:h>
      <text:p text:style-name="Heading_20_3">Overview</text:p>
      <text:list xml:id="list14536735451" text:style-name="L6">
        <text:list-item>
          <text:p text:style-name="P15">List of Assumptions</text:p>
        </text:list-item>
        <text:list-item>
          <text:p text:style-name="P15">Coordination Games</text:p>
        </text:list-item>
        <text:list-item>
          <text:p text:style-name="P15">Schelling Convergence to the Optimal Unique Solution</text:p>
        </text:list-item>
      </text:list>
      <text:p text:style-name="Heading_20_3">Assumptions</text:p>
      <text:p text:style-name="Standard"/>
      <text:list xml:id="list11964904061" text:style-name="L7">
        <text:list-item>
          <text:p text:style-name="P16">There exist a critical mass of agents ('Judges') who are:</text:p>
          <text:list>
            <text:list-item>
              <text:p text:style-name="P16">Selfish – Prefer having more money to less money.</text:p>
            </text:list-item>
            <text:list-item>
              <text:p text:style-name="P16">(Temporarily) Honest – Report accurately (at least at first) on the state of contracts. Earlier adopters have the option to exert disproportionate influence.</text:p>
            </text:list-item>
            <text:list-item>
              <text:p text:style-name="P16">Committed – interested in expending effort today for gain tomorrow.</text:p>
            </text:list-item>
          </text:list>
        </text:list-item>
        <text:list-item>
          <text:p text:style-name="P16">Access to knowledge about contract states is positively correlated.</text:p>
          <text:list>
            <text:list-item>
              <text:p text:style-name="P16">In other words, for any pair of contracts (for example “The 2012 US president-elect is Barack Obama”, and “The June 2013 BLS U-3 Unemployment rate to be below 6.00%”) someone who could learn the state of one fact is more likely to know (or be able to learn) the second fact.</text:p>
            </text:list-item>
          </text:list>
        </text:list-item>
      </text:list>
      <text:p text:style-name="Standard"/>
      <text:p text:style-name="Standard"/>
      <text:p text:style-name="Heading_20_3"><text:soft-page-break/>Coordination Games</text:p>
      <text:p text:style-name="Heading_20_3"/>
      <text:p text:style-name="P5">The dominant strategy for all players is to rule in favor of what actually happened (salient-dominant equilibrium, SDE).<text:line-break/><text:line-break/></text:p>
      <text:p text:style-name="P5"/>
      <text:p text:style-name="Standard">Assumptions: </text:p>
      <text:p text:style-name="Standard"><text:tab/>1] </text:p>
      <text:p text:style-name="P5"/>
      <text:p text:style-name="P5"/>
      <text:p text:style-name="P5"/>
      <text:p text:style-name="Standard"/>
      <text:p text:style-name="Standard"/>
      <text:h text:style-name="Heading_20_1" text:outline-level="1">Judgment – Decentralized Oracles</text:h>
      <text:h text:style-name="Heading_20_2" text:outline-level="2">Factor Consensus (Decentralized, Trustless Judging)</text:h>
      <text:p text:style-name="Standard"/>
      <text:p text:style-name="Standard">A poker game with a pot.</text:p>
      <text:p text:style-name="Standard"><text:tab/>The house takes some of the pot. <text:a xlink:type="simple" xlink:href="http://en.wikipedia.org/wiki/Rake_%28poker%29">http://en.wikipedia.org/wiki/Rake_%28poker%29</text:a> In this scheme, there is a “reverse-rake”, in that the betters (customers) lose epsilon when they bet, and this fee goes to </text:p>
      <text:p text:style-name="Standard"/>
      <text:p text:style-name="Standard">Are all votes cast equally?</text:p>
      <text:p text:style-name="Standard"/>
      <text:p text:style-name="Standard">Obviously not. You choose, out of the entire world, people whose opinion you trust more than others, and you trust </text:p>
      <text:p text:style-name="Standard"/>
      <text:p text:style-name="Standard">Salience, and the genius of Tom Schelling.</text:p>
      <text:p text:style-name="Standard">Football field -&gt; Two Flags -&gt; Labeled Flags.</text:p>
      <text:p text:style-name="Standard">Attackers are, by definition, uninterested in maintaining a long run reputation on this system.</text:p>
      <text:p text:style-name="Standard"/>
      <text:p text:style-name="Standard"/>
      <text:h text:style-name="Heading_20_2" text:outline-level="2">Attack Immunity</text:h>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Agent</text:p>
          </table:table-cell>
          <table:table-cell table:style-name="Table4.A1" office:value-type="string">
            <text:p text:style-name="Standard">Attack Method</text:p>
          </table:table-cell>
          <table:table-cell table:style-name="Table4.A1" office:value-type="string">
            <text:p text:style-name="Standard">Immunity</text:p>
          </table:table-cell>
        </table:table-row>
        <table:table-row table:style-name="Table4.1">
          <table:table-cell table:style-name="Table4.A1" office:value-type="string">
            <text:p text:style-name="Standard">Judges</text:p>
          </table:table-cell>
          <table:table-cell table:style-name="Table4.A1" office:value-type="string">
            <text:p text:style-name="Standard">Lie about contract outcomes</text:p>
          </table:table-cell>
          <table:table-cell table:style-name="Table4.A1" office:value-type="string">
            <text:p text:style-name="Standard">While &gt;50% of Reputation votes against Liar-Judge, this is directly unprofitable. With &lt;50% R-votes against Liar-Judge, the attack would be successful. <text:s text:c="2"/>R-vote-distribution evolves in proportion to previous reliability, and diffuses slowly to prevent a sudden attack.</text:p>
          </table:table-cell>
        </table:table-row>
        <table:table-row table:style-name="Table4.1">
          <table:table-cell table:style-name="Table4.A1" office:value-type="string">
            <text:p text:style-name="Standard">Authors</text:p>
          </table:table-cell>
          <table:table-cell table:style-name="Table4.A1" office:value-type="string">
            <text:p text:style-name="Standard">Generate <text:soft-page-break/>Unjudgeable Contracts</text:p>
            <text:p text:style-name="Standard"/>
          </table:table-cell>
          <table:table-cell table:style-name="Table4.A1" office:value-type="string">
            <text:p text:style-name="Standard">Judges have the option to cast a ‘Veto-Vote’</text:p>
          </table:table-cell>
        </table:table-row>
        <table:table-row table:style-name="Table4.1">
          <table:table-cell table:style-name="Table4.A1" office:value-type="string">
            <text:p text:style-name="Standard">Authors</text:p>
          </table:table-cell>
          <table:table-cell table:style-name="Table4.A1" office:value-type="string">
            <text:p text:style-name="Standard">Spam Contracts / Poorly Quality / Hard to Find</text:p>
          </table:table-cell>
          <table:table-cell table:style-name="Table4.A1" office:value-type="string">
            <text:p text:style-name="Standard">Not Enough people trade these contracts for Author to re-coup the contract listing fee.</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p text:style-name="Standard"/>
      <text:p text:style-name="Standard"/>
      <text:p text:style-name="Standard">Decentralized</text:p>
      <text:p text:style-name="Standard"/>
      <text:h text:style-name="Heading_20_2" text:outline-level="2">Semi-Centralized Judging - Dictator’s Choice or Custom</text:h>
      <text:p text:style-name="Standard"/>
      <text:p text:style-name="Standard">For contract outcomes with low information-duration (a small firm’s quarterly sales revenue, the outcome of an obscure e-sport, or any event with unreliable or non-existent internal record keeping), it may be necessary to limit the judges to certain specific identities (public keys). There are many reasons for this, and there are many reasons why this type of judging shouldn’t work and PM’s based on this type of information are inherentely useless and shouldn’t exist at all.</text:p>
      <text:p text:style-name="Standard"/>
      <text:p text:style-name="Standard">Keeping the dictator honest through reputations.</text:p>
      <text:p text:style-name="Standard">Or, dictator is a manager of a business. Dictator / contract author can have the option of making contract details secret, including outcomes (although why exactly they would do this is unclear). This would facilitate a large corporation </text:p>
      <text:h text:style-name="Heading_20_2" text:outline-level="2">Final Share Repurchase</text:h>
      <text:p text:style-name="Standard">asdf</text:p>
      <text:p text:style-name="Standard"/>
      <text:p text:style-name="Standard"/>
      <text:h text:style-name="Heading_20_1" text:outline-level="1">Who Pays for all of this?</text:h>
      <text:p text:style-name="Standard"/>
      <text:p text:style-name="Standard">Fortunately software runs at a near-zero variable cost.</text:p>
      <text:p text:style-name="Standard"/>
      <text:p text:style-name="Standard">I carefully designed an incentive scheme that does in fact require some money to run.</text:p>
      <text:p text:style-name="Standard">Unknowingly, the scheme of payment I had in mind is the same as betfair’s: having the winners pay.<text:line-break/><text:line-break/>Obviously the thrill of victory offsets the psychological costs of payment.</text:p>
      <text:p text:style-name="Standard"/>
      <text:p text:style-name="Standard">Table</text:p>
      <table:table table:name="Table5" table:style-name="Table5">
        <table:table-column table:style-name="Table5.A" table:number-columns-repeated="3"/>
        <table:table-column table:style-name="Table5.D"/>
        <table:table-row table:style-name="Table5.1">
          <table:table-cell table:style-name="Table5.A1" table:number-columns-spanned="4" office:value-type="string">
            <text:p text:style-name="P1">Flow Table for Fees on a bet won by Player A</text:p>
          </table:table-cell>
          <table:covered-table-cell/>
          <table:covered-table-cell/>
          <table:covered-table-cell/>
        </table:table-row>
        <table:table-row table:style-name="Table5.1">
          <table:table-cell table:style-name="Table5.A1" office:value-type="string">
            <text:p text:style-name="P2">Agent\Scenario</text:p>
          </table:table-cell>
          <table:table-cell table:style-name="Table5.A1" office:value-type="string">
            <text:p text:style-name="P2">B “Folds” (B signs a message <text:soft-page-break/>surrendering defeat)*</text:p>
          </table:table-cell>
          <table:table-cell table:style-name="Table5.A1" office:value-type="string">
            <text:p text:style-name="P2">B “calls” (B feels that, in fact, he <text:soft-page-break/>wont the bet)</text:p>
          </table:table-cell>
          <table:table-cell table:style-name="Table5.A1" office:value-type="string">
            <text:p text:style-name="P2">Outcome was too Confusing to <text:soft-page-break/>Judge</text:p>
          </table:table-cell>
        </table:table-row>
        <table:table-row table:style-name="Table5.1">
          <table:table-cell table:style-name="Table5.A1" office:value-type="string">
            <text:p text:style-name="P2">Player A</text:p>
          </table:table-cell>
          <table:table-cell table:style-name="Table5.A1" office:value-type="string">
            <text:p text:style-name="Standard">-ε</text:p>
          </table:table-cell>
          <table:table-cell table:style-name="Table5.A1" office:value-type="string">
            <text:p text:style-name="Standard">-ε</text:p>
          </table:table-cell>
          <table:table-cell table:style-name="Table5.A1" office:value-type="string">
            <text:p text:style-name="Standard">0</text:p>
          </table:table-cell>
        </table:table-row>
        <table:table-row table:style-name="Table5.1">
          <table:table-cell table:style-name="Table5.A1" office:value-type="string">
            <text:p text:style-name="P2">Player B</text:p>
          </table:table-cell>
          <table:table-cell table:style-name="Table5.A1" office:value-type="string">
            <text:p text:style-name="Standard">0</text:p>
          </table:table-cell>
          <table:table-cell table:style-name="Table5.A1" office:value-type="string">
            <text:p text:style-name="Standard">-ε</text:p>
          </table:table-cell>
          <table:table-cell table:style-name="Table5.A1" office:value-type="string">
            <text:p text:style-name="Standard">0</text:p>
          </table:table-cell>
        </table:table-row>
        <table:table-row table:style-name="Table5.1">
          <table:table-cell table:style-name="Table5.A1" office:value-type="string">
            <text:p text:style-name="P2">Contract Author</text:p>
          </table:table-cell>
          <table:table-cell table:style-name="Table5.A1" office:value-type="string">
            <text:p text:style-name="Standard">+ε</text:p>
          </table:table-cell>
          <table:table-cell table:style-name="Table5.A1" office:value-type="string">
            <text:p text:style-name="Standard">+ε</text:p>
          </table:table-cell>
          <table:table-cell table:style-name="Table5.A1" office:value-type="string">
            <text:p text:style-name="Standard">-ε</text:p>
          </table:table-cell>
        </table:table-row>
        <table:table-row table:style-name="Table5.1">
          <table:table-cell table:style-name="Table5.A1" office:value-type="string">
            <text:p text:style-name="P2">Judge</text:p>
          </table:table-cell>
          <table:table-cell table:style-name="Table5.A1" office:value-type="string">
            <text:p text:style-name="Standard">0</text:p>
          </table:table-cell>
          <table:table-cell table:style-name="Table5.A1" office:value-type="string">
            <text:p text:style-name="Standard">+ε</text:p>
          </table:table-cell>
          <table:table-cell table:style-name="Table5.A1" office:value-type="string">
            <text:p text:style-name="Standard">+ε</text:p>
          </table:table-cell>
        </table:table-row>
        <table:table-row table:style-name="Table5.1">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
      <text:p text:style-name="Standard"/>
      <text:p text:style-name="Standard"/>
      <text:p text:style-name="Standard">*Asterisk represents Nash Equilibrium strategy for B.</text:p>
      <text:p text:style-name="Standard"/>
      <text:p text:style-name="Standard">The table presents obvious advantages, assuming accurate judging (see previous Judgment section):</text:p>
      <table:table table:name="Table6" table:style-name="Table6">
        <table:table-column table:style-name="Table6.A"/>
        <table:table-column table:style-name="Table6.B"/>
        <table:table-row table:style-name="Table6.1">
          <table:table-cell table:style-name="Table6.A1" office:value-type="string">
            <text:p text:style-name="Standard">Item</text:p>
          </table:table-cell>
          <table:table-cell table:style-name="Table6.A1" office:value-type="string">
            <text:p text:style-name="Standard">Advantage</text:p>
          </table:table-cell>
        </table:table-row>
        <table:table-row table:style-name="Table6.1">
          <table:table-cell table:style-name="Table6.A1" office:value-type="string">
            <text:p text:style-name="Standard">Author must pay epsilon to list contract.</text:p>
          </table:table-cell>
          <table:table-cell table:style-name="Table6.A1" office:value-type="string">
            <text:p text:style-name="Standard">Prevents spamming of low-quality contracts.</text:p>
          </table:table-cell>
        </table:table-row>
        <table:table-row table:style-name="Table6.1">
          <table:table-cell table:style-name="Table6.A1" office:value-type="string">
            <text:p text:style-name="Standard">Author loses epsilon if contract cannot be judged.</text:p>
          </table:table-cell>
          <table:table-cell table:style-name="Table6.A1" office:value-type="string">
            <text:p text:style-name="Standard">Encourages easily-judge-able contracts.</text:p>
          </table:table-cell>
        </table:table-row>
        <table:table-row table:style-name="Table6.1">
          <table:table-cell table:style-name="Table6.A1" office:value-type="string">
            <text:p text:style-name="Standard">Loser does not need to pay epsilon, assuming accurage judging.</text:p>
          </table:table-cell>
          <table:table-cell table:style-name="Table6.A1" office:value-type="string">
            <text:p text:style-name="Standard">Preserves ‘put up or shut up’ spirit of predictions markets.</text:p>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row>
      </table:table>
      <text:p text:style-name="Standard"/>
      <text:p text:style-name="Standard"/>
      <text:p text:style-name="Standard"/>
      <text:p text:style-name="Standard"/>
      <text:p text:style-name="Standard"/>
      <text:p text:style-name="Standard">The Null contract “none of that happened”.<text:line-break/><text:line-break/>For convenience, the null contract should be displayed, a buy offer on the null should translate to a relevant sell order on the </text:p>
      <text:p text:style-name="Standard"><text:a xlink:type="simple" xlink:href="http://www.nber.org/papers/w10504.pdf?new_window=1">http://www.nber.org/papers/w10504.pdf?new_window=1</text:a></text:p>
      <text:p text:style-name="Standard"/>
      <text:p text:style-name="Standard"/>
      <text:p text:style-name="Standard"/>
      <text:p text:style-name="Standard"/>
      <text:p text:style-name="P5"/>
      <text:p text:style-name="P5">“Grow” the solution from scratch.<text:line-break/></text:p>
      <text:p text:style-name="Standard">For decentralized prediction markets, we need: </text:p>
      <text:list xml:id="list51644568" text:style-name="WWNum4">
        <text:list-item>
          <text:p text:style-name="P22">A general way for parties to communicate with each other.</text:p>
        </text:list-item>
        <text:list-item>
          <text:p text:style-name="P22">A way of discouraging spam communication.</text:p>
        </text:list-item>
        <text:list-item>
          <text:p text:style-name="P22">A way to make a contract.</text:p>
        </text:list-item>
        <text:list-item>
          <text:p text:style-name="P22">A way to discourage the creation of useless / redundant / incomprehensible contracts.</text:p>
        </text:list-item>
        <text:list-item>
          <text:p text:style-name="P22">A way to broadcast that contract so that interest parties will find it.</text:p>
        </text:list-item>
        <text:list-item>
          <text:p text:style-name="P22">A way of ascertaining the outcome of a contract.</text:p>
        </text:list-item>
        <text:list-item>
          <text:p text:style-name="P22">A way of making sure the winner is paid and the loser is not.</text:p>
        </text:list-item>
      </text:list>
      <text:p text:style-name="Standard">Optional items include:</text:p>
      <text:list xml:id="list833929787" text:style-name="WWNum5">
        <text:list-item>
          <text:p text:style-name="P23"><text:soft-page-break/>A marketplace for:</text:p>
          <text:list>
            <text:list-item>
              <text:p text:style-name="P23">Trading the contracts.</text:p>
            </text:list-item>
            <text:list-item>
              <text:p text:style-name="P23">Listing the Bid/Ask/Last price.</text:p>
            </text:list-item>
            <text:list-item>
              <text:p text:style-name="P23">Showing marketplace statistics.</text:p>
            </text:list-item>
          </text:list>
        </text:list-item>
        <text:list-item>
          <text:p text:style-name="P23">A registry of past contracts and their:</text:p>
          <text:list>
            <text:list-item>
              <text:p text:style-name="P23">Trading / Price history.</text:p>
            </text:list-item>
            <text:list-item>
              <text:p text:style-name="P23">Ultimate outcome.</text:p>
            </text:list-item>
          </text:list>
        </text:list-item>
      </text:list>
      <text:p text:style-name="Standard">However, I observe that Bitcoin is not MtGox, and MtGox is not required for an average Bitcoin user to access a graph of historical prices or their events. </text:p>
      <text:p text:style-name="Standard"/>
      <table:table table:name="Table3" table:style-name="Table3">
        <table:table-column table:style-name="Table3.A"/>
        <table:table-column table:style-name="Table3.B"/>
        <table:table-row table:style-name="Table3.1">
          <table:table-cell table:style-name="Table3.A1" office:value-type="string">
            <text:p text:style-name="Standard">1 &amp; 2</text:p>
          </table:table-cell>
          <table:table-cell table:style-name="Table3.A1" office:value-type="string">
            <text:p text:style-name="Standard">Bitmessage / Open Transactions</text:p>
          </table:table-cell>
        </table:table-row>
        <table:table-row table:style-name="Table3.1">
          <table:table-cell table:style-name="Table3.A1" office:value-type="string">
            <text:p text:style-name="Standard">3</text:p>
          </table:table-cell>
          <table:table-cell table:style-name="Table3.A1" office:value-type="string">
            <text:p text:style-name="Standard">Multisignature Contract</text:p>
          </table:table-cell>
        </table:table-row>
        <table:table-row table:style-name="Table3.1">
          <table:table-cell table:style-name="Table3.A1" office:value-type="string">
            <text:p text:style-name="Standard">4</text:p>
          </table:table-cell>
          <table:table-cell table:style-name="Table3.A1" office:value-type="string">
            <text:p text:style-name="Standard">Cheap Registration System</text:p>
          </table:table-cell>
        </table:table-row>
        <table:table-row table:style-name="Table3.1">
          <table:table-cell table:style-name="Table3.A1" office:value-type="string">
            <text:p text:style-name="Standard">5</text:p>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row>
      </table:table>
      <text:p text:style-name="Standard"/>
      <text:p text:style-name="Standard">The multisig transaction.<text:line-break/><text:line-break/>Example</text:p>
      <text:p text:style-name="Standard">Event E (=”US Democratic Candidate to be elected President in 2016”) is a binary outcome (can either happen (1) or not happen (0).</text:p>
      <text:p text:style-name="Standard">Dan the democrat believes the event is likely, that in fact Pr(E) &gt; .8 .</text:p>
      <text:p text:style-name="Standard">Sam the skeptic believes that the probability is probably not different from .5 .<text:line-break/><text:line-break/>Thus Dan would be happy to pick up a contract for $1 at anything below 80 cents, as (from his perspective) it is a cheap way to make some money on a sure thing.</text:p>
      <text:p text:style-name="Standard"/>
      <text:p text:style-name="Standard">Sam, believing the expected value to be .5, would sell at a price above .5 and buy at a price below .5.</text:p>
      <text:p text:style-name="Standard"/>
      <text:p text:style-name="Standard">So Dan and Sam can make a mutually beneficial transaction at, say, 65% probability. Dan will pay 65 cents, and Sam will pay 35 cents, into a pot that will pay $1 to whoever was correct.</text:p>
      <text:p text:style-name="Standard"/>
      <text:p text:style-name="Standard">Thus Player A </text:p>
      <text:p text:style-name="Standard"/>
      <text:p text:style-name="Standard">Unit = 1 BTC (for simplicity)</text:p>
      <text:p text:style-name="Standard"/>
      <text:p text:style-name="Standard">Player A writes a contract for p BTC</text:p>
      <text:p text:style-name="Standard"/>
      <text:p text:style-name="Standard"/>
      <text:p text:style-name="Standard">Can Gambling Save Science?<text:line-break/><text:line-break/>How to ‘un-stick’ a contract using the truth. <text:s/>(“Piece by piece”).<text:line-break/></text:p>
      <text:list xml:id="list531159211" text:style-name="WWNum7">
        <text:list-item>
          <text:p text:style-name="P24">Find a study that has high consensus, but with which you disagree (“Target Study”).</text:p>
          <text:list>
            <text:list-item>
              <text:p text:style-name="P24"><text:soft-page-break/>People will vote to maintain this study because “it dominates the field”, it is “the standard thinking in this area”, or some another reason-unrelated-to-validity. </text:p>
            </text:list-item>
            <text:list-item>
              <text:p text:style-name="P24">Nonetheless, you believe you can demonstrate errors in results or reasoning.</text:p>
            </text:list-item>
          </text:list>
        </text:list-item>
        <text:list-item>
          <text:p text:style-name="P24">Choose an extraordinarily specific and comprehensible element of the study to discredit, with a study of your own.</text:p>
          <text:list>
            <text:list-item>
              <text:p text:style-name="P24">People will vote for your outcome, if your results hold up, because it is so obvious.</text:p>
            </text:list-item>
            <text:list-item>
              <text:p text:style-name="P24">Use reproducible research, open source code, and effective presentation/graphics to communicate most effectively.</text:p>
            </text:list-item>
          </text:list>
        </text:list-item>
        <text:list-item>
          <text:p text:style-name="P24">Dismantle the Target Study with a sequence of demonstrations.</text:p>
          <text:list>
            <text:list-item>
              <text:p text:style-name="P24">Those wise enough to see where you are going will unmake the previously erroneous consensus all by themselves (assuming you were in fact correct in your skepticism).</text:p>
            </text:list-item>
          </text:list>
        </text:list-item>
      </text:list>
      <text:p text:style-name="Standard"/>
      <text:p text:style-name="Standard"/>
      <text:p text:style-name="Standard"/>
      <text:p text:style-name="Standard"/>
      <text:p text:style-name="Standard"/>
      <text:h text:style-name="Heading_20_1" text:outline-level="1">Future Directions</text:h>
      <text:p text:style-name="Standard"/>
      <text:p text:style-name="Standard"/>
      <text:p text:style-name="Standard">Index or Spread Contracts (Continuous Outcomes)</text:p>
      <text:p text:style-name="Standard"/>
      <text:p text:style-name="Standard">These won’t work because of what I will call the drifting-anti-target-problem. In binary contracts, there is a clear anti-target: the value of (1/2).</text:p>
      <text:p text:style-name="Standard"/>
      <text:p text:style-name="Standard">It is likely possible that we could have judges (or dictators) who would administrate the outcome of contracts.</text:p>
      <text:p text:style-name="Standard"/>
      <text:p text:style-name="Standard"/>
      <text:p text:style-name="Standard"/>
      <text:p text:style-name="Standard">“Fun” Contracts</text:p>
      <text:p text:style-name="Standard">A plugin for this: <text:a xlink:type="simple" xlink:href="http://www.hubdub.com/">http://www.hubdub.com/</text:a> , for example.</text:p>
      <text:p text:style-name="Standard"/>
      <text:h text:style-name="Heading_20_1" text:outline-level="1">Questions for Clever Developers</text:h>
      <text:list xml:id="list2119968156" text:style-name="WWNum10">
        <text:list-item>
          <text:p text:style-name="P25">Although I have laid out the rules, and Bitcoin has sophisticated contract-enforcement mechanisms, I have no idea how to integrate the two. Any ideas?</text:p>
        </text:list-item>
        <text:list-item>
          <text:p text:style-name="P25">Are there any problems with an altchain with very long blocktimes (1 block per day) or so? Does the “hash must be below this” requirement ever reach some technical limit?</text:p>
        </text:list-item>
      </text:list>
      <text:p text:style-name="Standard"/>
      <text:p text:style-name="Standard"/>
      <text:h text:style-name="Heading_20_1" text:outline-level="1"><text:soft-page-break/>Current Status</text:h>
      <text:p text:style-name="Standard">I have a working proof-of-concepts file in R on github, but am not a programmer and cannot solve the complex technical problems of network communications protocols. I have witnessed zerocoin store a Bitcoin inside of a different blockchain altogether, I have witness Open Transactions issue and control your own currency by keeping just the most recent signed receipt. I have no idea how these concepts work, but they are integral to the operation of this software. As someone weak-on-but-interested-in programming but stronger on micro, I am hoping to meet an opposite person: weak-on-but-interested-in-micro but a strong programmer.</text:p>
      <text:h text:style-name="Heading_20_2" text:outline-level="2">Completed</text:h>
      <text:p text:style-name="Standard">Consensus Mechanism</text:p>
      <text:p text:style-name="Standard"/>
      <text:h text:style-name="Heading_20_2" text:outline-level="2">Uncompleted</text:h>
      <text:p text:style-name="Standard">Truthcoin BlockChain</text:p>
      <text:p text:style-name="Standard"/>
      <text:h text:style-name="Heading_20_1" text:outline-level="1">Extensibility</text:h>
      <text:h text:style-name="Heading_20_2" text:outline-level="2">Scalability</text:h>
      <text:p text:style-name="Standard">As the project grows, ultimately the dimensions of the voting matrix (number of voters by open contracts) will grow producing a number of difficulties:</text:p>
      <text:list xml:id="list732452145" text:style-name="L8">
        <text:list-item>
          <text:p text:style-name="P19">Judges are committed to </text:p>
        </text:list-item>
        <text:list-item>
          <text:p text:style-name="P19">Forking the project – new magic number, new Cmatrix, new Vmatrix, same reputations.</text:p>
        </text:list-item>
      </text:list>
      <text:p text:style-name="Standard">Those interested in 'doing work on both chains' can simply use their existing reputations.</text:p>
      <text:h text:style-name="Heading_20_2" text:outline-level="2">Experts and Specialization</text:h>
      <text:p text:style-name="Text_20_body"><text:tab/>Some contract-states may reference information that is fundamentally private. This could be by design (internal accounting metrics of a private company) or as a result of prerequisite training (“Is the shape of the universe unmeasurable, the Poincaré space, or another 3-manifold?”). The logical solution is simply to create a new genesis block, and distribute voting power directly to a panel of chosen experts. As anyone can do this at essentially no cost, competition will ensure that the panel of experts is a] warranted and b] sufficiently capable of reaching the appropriate conclusion.</text:p>
      <text:h text:style-name="Heading_20_1" text:outline-level="1">Examples and Applications</text:h>
      <text:p text:style-name="Standard"/>
      <text:p text:style-name="Standard">What's going to happen?</text:p>
      <text:p text:style-name="Standard">Derivatives Market<text:line-break/>What's the risk of catastrophe? Catastrophe insurance.</text:p>
      <text:p text:style-name="Standard">Happiness hedging – sports and politics.</text:p>
      <text:p text:style-name="Standard">Advice on an event – Conditional Claims and Multistate contracts.</text:p>
      <text:p text:style-name="Standard">Encouraging Research – high b.</text:p>
      <text:p text:style-name="Standard">Dependent Events – Chaining Coniditional Claims: Bubbles/”Wait for it!”</text:p>
      <text:p text:style-name="Standard"><text:soft-page-break/>Driving Club Good Financing (lighthouse, research, etc).</text:p>
      <text:p text:style-name="Standard">Futurarch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type="simple" xlink:href="http://blog.mercury-rac.com/2007/11/13/a-long-review-of-prediction-market-software/">http://blog.mercury-rac.com/2007/11/13/a-long-review-of-prediction-market-software/</text:a></text:p>
      <text:p text:style-name="Standard"/>
      <text:p text:style-name="Standard"><text:a xlink:type="simple" xlink:href="http://sourceforge.net/projects/zocalo/">http://sourceforge.net/projects/zocalo/</text:a></text:p>
      <text:p text:style-name="Standard"><text:a xlink:type="simple" xlink:href="http://sourceforge.net/projects/ideafutures/">http://sourceforge.net/projects/ideafutures/</text:a> march 2013</text:p>
      <text:p text:style-name="Standard"><text:a xlink:type="simple" xlink:href="http://sourceforge.net/projects/serotoninpm/">http://sourceforge.net/projects/serotoninpm/</text:a> java – 2011</text:p>
      <text:p text:style-name="Standard"><text:a xlink:type="simple" xlink:href="http://sourceforge.net/projects/marmix/">http://sourceforge.net/projects/marmix/</text:a> april 2013, market-maker and conditional clai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chnicals</text:p>
      <text:p text:style-name="Standard"/>
      <text:p text:style-name="Standard"/>
      <text:p text:style-name="Standard">Block Reward</text:p>
      <text:p text:style-name="Standard">A small amount is calculated on an alternative chain. Single block lag to enforce.</text:p>
      <text:p text:style-name="Standard"><text:a xlink:type="simple" xlink:href="https://en.bitcoin.it/wiki/Contracts#Example_5:_Trading_across_chains">https://en.bitcoin.it/wiki/Contracts#Example_5:_Trading_across_chains</text:a></text:p>
      <text:p text:style-name="Standard"/>
      <text:p text:style-name="Standard">.932 BTC for block reward.</text:p>
      <text:p text:style-name="Standard">Merged-Mining -&gt; Mines a TruthCoin in time T: Allowed to set a BTC address to send .932 BTC.</text:p>
      <text:p text:style-name="Standard">Time T+1 ; next truthcoin mined MUST include a transaction of .932 to the BTC address (while setting the next reward address).<text:line-break/><text:line-break/></text:p>
      <text:p text:style-name="Standard"><text:soft-page-break/>Slowness – Exponential Smoothing</text:p>
      <text:p text:style-name="Standard">Key to stability</text:p>
      <text:p text:style-name="Standard"/>
      <text:p text:style-name="Standard"/>
      <text:p text:style-name="Standard"/>
      <text:p text:style-name="Standard">Better, Better Model</text:p>
      <text:p text:style-name="Standard"/>
      <text:p text:style-name="Standard">Anyone can create a market – they may optionally (and probably MUST if people don’t trust them) pay a fixed amount to make it into the Verification Space</text:p>
      <text:p text:style-name="Standard"/>
      <text:p text:style-name="Standard"/>
      <text:p text:style-name="Standard">Continuity rule –using the blockchain to track the market price of a colored coin.</text:p>
      <text:p text:style-name="Standard"/>
      <text:p text:style-name="Standard"/>
      <text:p text:style-name="Standard"/>
      <text:p text:style-name="Standard">Reputation – easier to lose than gain – asymmetric exponential smoothing.</text:p>
      <text:p text:style-name="Standard"/>
      <text:p text:style-name="Standard"/>
      <text:p text:style-name="Standard"/>
      <text:p text:style-name="Standard"/>
      <text:p text:style-name="Standard"/>
      <text:p text:style-name="Standard"/>
      <text:p text:style-name="P3">example, Luckner and </text:p>
      <text:p text:style-name="P3">Weinhardt [20] design a market to predict the outcome </text:p>
      <text:p text:style-name="P3">of the soccer world cup where the value of all 32 </text:p>
      <text:p text:style-name="P3">stocks combined is predefin</text:p>
      <text:p text:style-name="P3">ed. All traded stock prices </text:p>
      <text:p text:style-name="P3">are dependent as there is by definition only one world </text:p>
      <text:p text:style-name="P3">champ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type="simple" xlink:href="https://help.riseup.net/en/politics">https://help.riseup.net/en/politics</text:a></text:p>
      <text:p text:style-name="Standard"/>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Thought</text:p>
          </table:table-cell>
          <table:table-cell table:style-name="Table7.A1" office:value-type="string">
            <text:p text:style-name="Standard">Elaboration</text:p>
          </table:table-cell>
          <table:table-cell table:style-name="Table7.A1" office:value-type="string">
            <text:p text:style-name="Standard">Other</text:p>
          </table:table-cell>
        </table:table-row>
        <table:table-row table:style-name="Table7.1">
          <table:table-cell table:style-name="Table7.A1" office:value-type="string">
            <text:p text:style-name="Standard">It IS necessary <text:soft-page-break/>to have contract entrepreneurs.</text:p>
          </table:table-cell>
          <table:table-cell table:style-name="Table7.A1" office:value-type="string">
            <text:list xml:id="list1696122949" text:style-name="WWNum11">
              <text:list-item>
                <text:p text:style-name="P26">Idleness in contract creation would kill the <text:soft-page-break/>project.</text:p>
              </text:list-item>
              <text:list-item>
                <text:p text:style-name="P26">Competition for contracts is a good thing.</text:p>
              </text:list-item>
              <text:list-item>
                <text:p text:style-name="P26">Redundant contracts would be self-cancelling, from an incentive point of view.</text:p>
              </text:list-item>
              <text:list-item>
                <text:p text:style-name="P26">Authorship failures would quickly and automatically be corrected by market participants.</text:p>
              </text:list-item>
            </text:list>
          </table:table-cell>
          <table:table-cell table:style-name="Table7.A1" office:value-type="string">
            <text:p text:style-name="Standard"/>
          </table:table-cell>
        </table:table-row>
        <table:table-row table:style-name="Table7.1">
          <table:table-cell table:style-name="Table7.A1" office:value-type="string">
            <text:p text:style-name="Standard">Fee per contract</text:p>
          </table:table-cell>
          <table:table-cell table:style-name="Table7.A1" office:value-type="string">
            <text:p text:style-name="Standard">Not necessary to give discount for linked contracts…it is now correspondingly more important that the underlying contracts become judged, so an X and Y contract can have it’s fee split witch each portion going directly to X and Y.</text:p>
          </table:table-cell>
          <table:table-cell table:style-name="Table7.A1" office:value-type="string">
            <text:p text:style-name="Standard"/>
          </table:table-cell>
        </table:table-row>
        <table:table-row table:style-name="Table7.1">
          <table:table-cell table:style-name="Table7.A1" office:value-type="string">
            <text:p text:style-name="Standard">The Binary/Level/Log distinction is dead.</text:p>
          </table:table-cell>
          <table:table-cell table:style-name="Table7.A1" office:value-type="string">
            <text:p text:style-name="Standard">It is simply too difficult to anticipate the PredOut and R vectors for these items as they are combined. This is for several reasons, but one fundamental one is that the binary distinction creates a static point of no-knowledge (at .5) against which to measure the contract’s effectiveness. Level contracts require a ‘most-wrong’ ‘no-knowledge’ value to be determined, which is fundamentally impossible given a user-supplied wording of the contract.</text:p>
            <text:p text:style-name="Standard"/>
            <text:p text:style-name="Standard"><text:s/>Moreover, the binary function (if liquid enough), provides a tool for the construction of the Level/Log-Level contracts on top of it (“X to exceed 100”, “X to lie between 100 and 50”, etc)</text:p>
          </table:table-cell>
          <table:table-cell table:style-name="Table7.A1" office:value-type="string">
            <text:p text:style-name="Standard"/>
          </table:table-cell>
        </table:table-row>
        <table:table-row table:style-name="Table7.1">
          <table:table-cell table:style-name="Table7.A1" office:value-type="string">
            <text:p text:style-name="Standard">Relevant Event (in contract): The time during which the associated information becomes known.</text:p>
          </table:table-cell>
          <table:table-cell table:style-name="Table7.A1" office:value-type="string">
            <text:p text:style-name="Standard">For example, 2012 Barack Obama may have been Nov 10<text:span text:style-name="T3">th</text:span> or later, to account for vote-disputes or recounts.</text:p>
          </table:table-cell>
          <table:table-cell table:style-name="Table7.A1" office:value-type="string">
            <text:p text:style-name="Standard"/>
          </table:table-cell>
        </table:table-row>
        <table:table-row table:style-name="Table7.1">
          <table:table-cell table:style-name="Table7.A1" office:value-type="string">
            <text:p text:style-name="Standard">Contracts should be in the judgement space for a required minimum length of time that should be arbitrarily long (one week?).</text:p>
          </table:table-cell>
          <table:table-cell table:style-name="Table7.A1" office:value-type="string">
            <text:p text:style-name="Standard">The costs are very low: given that the ultimate judgment will be correct, contracts should be trading close to their final value already (adjusting for a “convenience arbitrage” or what was known as “the intrade interest rate”). By recursion, the contracts will actually approach their final value even before they enter the judgment process at all.<text:line-break/>The benefits are very high: increased contract judgment accuracy as the result of a slower (harder to cheat, more time to check /correct) and noncompetitive (no one is competing for quick judgments) requirement. Ultimately this benefit simultaneously reduces its own cost (see above).</text:p>
            <text:p text:style-name="Standard"/>
          </table:table-cell>
          <table:table-cell table:style-name="Table7.A1" office:value-type="string">
            <text:p text:style-name="Standard"/>
          </table:table-cell>
        </table:table-row>
        <table:table-row table:style-name="Table7.1">
          <table:table-cell table:style-name="Table7.A1" office:value-type="string">
            <text:p text:style-name="Standard">We are sticking with the 0 / 1 / .5</text:p>
          </table:table-cell>
          <table:table-cell table:style-name="Table7.A1" office:value-type="string">
            <text:p text:style-name="Standard">.5 is the coordination on ‘Information Not Availiable’</text:p>
            <text:p text:style-name="Standard">Ie: “I know (that other people know)<text:span text:style-name="T3">N</text:span> that they will be unable to answer this question.”</text:p>
          </table:table-cell>
          <table:table-cell table:style-name="Table7.A1" office:value-type="string">
            <text:p text:style-name="Standard"/>
          </table:table-cell>
        </table:table-row>
        <text:soft-page-break/>
        <table:table-row table:style-name="Table7.1">
          <table:table-cell table:style-name="Table7.A1" office:value-type="string">
            <text:p text:style-name="Standard">Section for ‘Responses to Anticipated Counterarguments’</text:p>
          </table:table-cell>
          <table:table-cell table:style-name="Table7.A1" office:value-type="string">
            <text:list xml:id="list822330857" text:style-name="WWNum12">
              <text:list-item>
                <text:p text:style-name="P27">BTC Store of Value</text:p>
                <text:list>
                  <text:list-item>
                    <text:p text:style-name="P27">Learns from Namecoin’s mistakes</text:p>
                  </text:list-item>
                  <text:list-item>
                    <text:p text:style-name="P27">Bitcoins are used as the store-of-value in truthcoin</text:p>
                  </text:list-item>
                  <text:list-item>
                    <text:p text:style-name="P27">Truthcoins, ie tradable reputations and accounts, are both convenient and necessary for:</text:p>
                    <text:list>
                      <text:list-item>
                        <text:p text:style-name="P27"><text:s/>User account security (changing /compromised passwords).</text:p>
                      </text:list-item>
                      <text:list-item>
                        <text:p text:style-name="P27">The future security of the network against advances in cryptography (breaking SHA-256 or ECDSA, quantum computers, etc).</text:p>
                      </text:list-item>
                      <text:list-item>
                        <text:p text:style-name="P27">Increased anonymity (boomerang transactions to generate plausible deniability) .</text:p>
                      </text:list-item>
                    </text:list>
                  </text:list-item>
                  <text:list-item>
                    <text:p text:style-name="P27">Truthcoins do not store monetary value, and their existence at all will only be relevant to a minority of users (similar to how Bitcoin mining is orthogonal to end-user Bitcoin transactions).</text:p>
                  </text:list-item>
                </text:list>
              </text:list-item>
              <text:list-item>
                <text:p text:style-name="P27">Block Rewards / Reputation</text:p>
                <text:list>
                  <text:list-item>
                    <text:p text:style-name="P27">It may seem strange to start someone off with 100% of something, and only gradually allow others to join (slowly diluting this percentage).</text:p>
                  </text:list-item>
                  <text:list-item>
                    <text:p text:style-name="P27">However, this behavior is equivalent to Bitcoin, merely expressed in different units (% of total for Truthcoin, absolute quantity for Bitcoin) to correspond with the different conceptions and usages of the two coins.</text:p>
                  </text:list-item>
                </text:list>
              </text:list-item>
            </text:list>
          </table:table-cell>
          <table:table-cell table:style-name="Table7.A1" office:value-type="string">
            <text:p text:style-name="Standard"/>
          </table:table-cell>
        </table:table-row>
        <table:table-row table:style-name="Table7.1">
          <table:table-cell table:style-name="Table7.A1" office:value-type="string">
            <text:p text:style-name="Standard">Introducing Randomness</text:p>
          </table:table-cell>
          <table:table-cell table:style-name="Table7.A1" office:value-type="string">
            <text:p text:style-name="Standard">Randomly assign ‘importance’ contracts so that people will not be able to reliably know when to execute a False Consensus Attack.</text:p>
            <text:p text:style-name="Standard"/>
            <text:p text:style-name="Standard">Technicals: probably settle for</text:p>
            <text:p text:style-name="Standard">set.seed(R) ;</text:p>
            <text:p text:style-name="Standard">X1 &lt;- runif(N) ;</text:p>
            <text:p text:style-name="Standard">X1 &lt;- X1/sum(X1);</text:p>
            <text:p text:style-name="Standard">Where R is mod( hash(PreviousBlock)) , MaxAllowedSeed)</text:p>
            <text:p text:style-name="Standard">…or similarly deterministic construction from previous block.</text:p>
            <text:p text:style-name="Standard"/>
            <text:p text:style-name="Standard"/>
            <text:p text:style-name="Standard">This ‘separates ownership from control’.</text:p>
            <text:p text:style-name="Standard">Requires a lockout period (I’ll wait for it to improve).</text:p>
            <text:p text:style-name="Standard"/>
            <text:p text:style-name="Standard"><text:soft-page-break/>Possibly this idea is bad…</text:p>
          </table:table-cell>
          <table:table-cell table:style-name="Table7.A1" office:value-type="string">
            <text:p text:style-name="Standard"/>
          </table:table-cell>
        </table:table-row>
        <table:table-row table:style-name="Table7.1">
          <table:table-cell table:style-name="Table7.A1" office:value-type="string">
            <text:p text:style-name="Standard">Noise Trade</text:p>
          </table:table-cell>
          <table:table-cell table:style-name="Table7.A1" office:value-type="string">
            <text:p text:style-name="Standard">Trading is done by humans, but the inducement can still take place in a number of ways:</text:p>
            <text:list xml:id="list1453673545" text:style-name="WWNum13">
              <text:list-item>
                <text:p text:style-name="P28">At random time, pays random holder of a contract a random amount of money (Bitcoin).</text:p>
              </text:list-item>
            </text:list>
          </table:table-cell>
          <table:table-cell table:style-name="Table7.A1" office:value-type="string">
            <text:p text:style-name="Standard"/>
          </table:table-cell>
        </table:table-row>
        <table:table-row table:style-name="Table7.1">
          <table:table-cell table:style-name="Table7.A1" office:value-type="string">
            <text:p text:style-name="Standard">Funding Contracts</text:p>
          </table:table-cell>
          <table:table-cell table:style-name="Table7.A1" office:value-type="string">
            <text:p text:style-name="Standard">Pay 1.00 + <text:s text:c="2"/>(judge fee? , surplus payout??)</text:p>
          </table:table-cell>
          <table:table-cell table:style-name="Table7.A1" office:value-type="string">
            <text:p text:style-name="Standard"/>
          </table:table-cell>
        </table:table-row>
        <table:table-row table:style-name="Table7.1">
          <table:table-cell table:style-name="Table7.A1" office:value-type="string">
            <text:p text:style-name="Standard">Multiple Judgement Groups</text:p>
          </table:table-cell>
          <table:table-cell table:style-name="Table7.A1" office:value-type="string">
            <text:p text:style-name="Standard">Must have the option to limit judges to a subset of all TRC pubkeys (if experts are needed to judge).</text:p>
            <text:list xml:id="list1196490406" text:style-name="WWNum14">
              <text:list-item>
                <text:p text:style-name="P29">Anyone</text:p>
                <text:list>
                  <text:list-item>
                    <text:p text:style-name="P29">Only High-Reputation</text:p>
                  </text:list-item>
                  <text:list-item>
                    <text:p text:style-name="P29">Loaded-on-X (sports experts)</text:p>
                  </text:list-item>
                </text:list>
              </text:list-item>
              <text:list-item>
                <text:p text:style-name="P29">Purposeful Subset</text:p>
                <text:list>
                  <text:list-item>
                    <text:p text:style-name="P29">Dictator’s Choice</text:p>
                  </text:list-item>
                  <text:list-item>
                    <text:p text:style-name="P29">Oligopoly (issue / require licenses)</text:p>
                  </text:list-item>
                </text:list>
              </text:list-item>
            </text:list>
            <text:p text:style-name="Standard"/>
            <text:p text:style-name="Standard">In some sense, fractal judgement.</text:p>
          </table:table-cell>
          <table:table-cell table:style-name="Table7.A1" office:value-type="string">
            <text:p text:style-name="Standard"/>
          </table:table-cell>
        </table:table-row>
        <table:table-row table:style-name="Table7.1">
          <table:table-cell table:style-name="Table7.A1" office:value-type="string">
            <text:p text:style-name="Standard">Multistage Assurance Contracting</text:p>
          </table:table-cell>
          <table:table-cell table:style-name="Table7.A1" office:value-type="string">
            <text:p text:style-name="Standard">Bidding to ‘generate’ the event (ie fund a prediction market).</text:p>
            <text:p text:style-name="Standard">Each contractor makes an ACPT (bidding the lowest price they can)</text:p>
            <text:p text:style-name="Standard">Anyone_Can_Pay , and if they all pay exceeds an ACPT, the event is funded. <text:line-break/></text:p>
            <text:p text:style-name="Standard">Could also be used to judge the outcome of other events (ie we will all pitch in and pay you iff someone ‘builds a lighthouse’ or ‘releases a fully-functional BitTorrent Sync source code’).</text:p>
          </table:table-cell>
          <table:table-cell table:style-name="Table7.A1" office:value-type="string">
            <text:p text:style-name="Standard"/>
          </table:table-cell>
        </table:table-row>
      </table:table>
      <text:p text:style-name="Standard"/>
      <text:p text:style-name="Standard"/>
      <text:p text:style-name="Standard">Literature</text:p>
      <text:p text:style-name="Standard"/>
      <text:p text:style-name="Standard">Long term prediction markets require the market maker to ‘invest in a portfolio of assets’</text:p>
      <text:p text:style-name="Standard"><text:a xlink:type="simple" xlink:href="http://ubplj.org/index.php/jpm/article/view/592">http://ubplj.org/index.php/jpm/article/view/592</text:a></text:p>
      <text:p text:style-name="Standard"/>
      <text:p text:style-name="Standard"><text:a xlink:type="simple" xlink:href="http://blog.oddhead.com/2006/10/30/implementing-hansons-market-maker/">http://blog.oddhead.com/2006/10/30/implementing-hansons-market-maker/</text:a></text:p>
      <text:p text:style-name="Standard">Help on understanding the LMS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default-outline-level="" style:class="chapter">
      <style:paragraph-properties fo:margin-top="0in" fo:margin-bottom="0.2083in" fo:padding-left="0in" fo:padding-right="0in" fo:padding-top="0in" fo:padding-bottom="0.0555in" fo:border-left="none" fo:border-right="none" fo:border-top="none" fo:border-bottom="0.99pt solid #4f81bd"/>
      <style:text-properties fo:color="#17365d" style:font-name="Cambria" fo:font-size="26pt" fo:letter-spacing="0.0035in" style:letter-kerning="true" style:font-size-asian="26pt" style:font-size-complex="26pt"/>
    </style:style>
    <style:style style:name="Subtitle" style:family="paragraph" style:parent-style-name="Standard" style:default-outline-level="" style:class="chapter">
      <style:text-properties fo:color="#4f81bd" style:font-name="Cambria" fo:font-size="12pt" fo:letter-spacing="0.0102in" fo:font-style="italic" style:font-size-asian="12pt" style:font-style-asian="italic" style:font-size-complex="12pt" style:font-style-complex="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ormal_20__28_Web_29_" style:display-name="Normal (Web)" style:family="paragraph" style:parent-style-name="Standard" style:default-outline-level="">
      <style:paragraph-properties fo:margin-top="0.0693in" fo:margin-bottom="0.0693in"/>
      <style:text-properties style:font-name="Times New Roman" fo:font-size="12pt" style:font-name-asian="Times New Roman1" style:font-size-asian="12pt" style:font-name-complex="Times New Roman1"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Quote" style:family="paragraph" style:parent-style-name="Standard" style:default-outline-level="">
      <style:text-properties fo:color="#000000" fo:font-style="italic" style:font-style-asian="italic" style:font-style-complex="italic"/>
    </style:style>
    <style:style style:name="Heading_20_3" style:display-name="Heading 3" style:family="paragraph" style:parent-style-name="Heading" style:class="text"/>
    <style:style style:name="Signature" style:family="paragraph" style:parent-style-name="Standard" style:class="text"/>
    <style:style style:name="Table_20_Contents" style:display-name="Table Contents" style:family="paragraph" style:parent-style-name="Standard" style:class="extra"/>
    <style:style style:name="Heading_20_4" style:display-name="Heading 4" style:family="paragraph" style:parent-style-name="Heading"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TML_20_Cite" style:display-name="HTML Cite"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sztorc</meta:initial-creator>
    <meta:editing-cycles>15</meta:editing-cycles>
    <meta:creation-date>2013-10-06T20:09:00</meta:creation-date>
    <dc:date>2013-12-02T00:26:18</dc:date>
    <meta:editing-duration>P1DT11H43M47S</meta:editing-duration>
    <meta:generator>LibreOffice/3.5$Linux_X86_64 LibreOffice_project/350m1$Build-2</meta:generator>
    <meta:document-statistic meta:table-count="8" meta:image-count="0" meta:object-count="0" meta:page-count="18" meta:paragraph-count="384" meta:word-count="3881" meta:character-count="25366" meta:non-whitespace-character-count="21841"/>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